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.564cm" fo:margin-bottom="0.141cm" style:contextual-spacing="false" fo:line-height="138%" fo:text-align="justify" style:justify-single-word="false" style:writing-mode="lr-tb"/>
      <style:text-properties fo:font-variant="normal" fo:text-transform="none" fo:color="#434343" loext:opacity="100%" style:font-name="Times New Roman1" fo:font-size="14pt" fo:font-style="normal" style:text-underline-style="solid" style:text-underline-width="auto" style:text-underline-color="font-color" fo:font-weight="normal" fo:background-color="transparent"/>
    </style:style>
    <style:style style:name="P2" style:family="paragraph" style:parent-style-name="Heading_20_4">
      <style:paragraph-properties fo:margin-left="0cm" fo:margin-right="0cm" fo:margin-top="0.494cm" fo:margin-bottom="0.141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666666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3" style:family="paragraph" style:parent-style-name="Heading_20_4">
      <style:paragraph-properties fo:margin-left="0cm" fo:margin-right="0cm" fo:margin-top="0.494cm" fo:margin-bottom="0.141cm" style:contextual-spacing="false" fo:line-height="138%" fo:text-align="justify" style:justify-single-word="false" fo:text-indent="1.27cm" style:auto-text-indent="false" style:writing-mode="lr-tb"/>
      <style:text-properties style:font-name="Times New Roman1"/>
    </style:style>
    <style:style style:name="P4" style:family="paragraph" style:parent-style-name="Heading_20_4">
      <style:paragraph-properties fo:margin-left="1.27cm" fo:margin-right="0cm" fo:margin-top="0.494cm" fo:margin-bottom="0.141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5" style:family="paragraph" style:parent-style-name="Standard">
      <style:text-properties style:font-name="Times New Roman1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paragraph-properties fo:margin-top="0cm" fo:margin-bottom="0.106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2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style:font-name="Times New Roman1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666666" loext:opacity="100%" style:text-line-through-style="none" style:text-line-through-type="none" style:font-name="Times New Roman" fo:font-size="13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666666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666666" loext:opacity="100%" style:text-line-through-style="none" style:text-line-through-type="none" fo:font-size="13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666666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722362a5-7fff-2b99-2263-44b574ae891a"/>CR du 12/10/2021</text:p>
      <text:p text:style-name="P6"/>
      <text:h text:style-name="P2" text:outline-level="4">Ordre du jour: </text:h>
      <text:p text:style-name="P8">Restitution de “qu’est-ce qu’une faille XSS”, structure de la plateforme, plan de travail sur les deux prochaines semaines.</text:p>
      <text:h text:style-name="P3" text:outline-level="4"><text:span text:style-name="T3">Participants</text:span><text:span text:style-name="T4">:</text:span></text:h>
      <text:p text:style-name="P10"><text:span text:style-name="T5">    <text:tab/></text:span><text:span text:style-name="T8">Grégory Blanc, Christophe Kiennert, Lorenzo Nadal Santa, Samson Mazeau.</text:span></text:p>
      <text:h text:style-name="P4" text:outline-level="4">Date de la prochaine réunion:</text:h>
      <text:p text:style-name="P10"><text:span text:style-name="T5">    <text:tab/></text:span><text:span text:style-name="T9">Mardi 26/10/2021 à 14h30, même salle de réunion BBB.</text:span></text:p>
      <text:p text:style-name="P6"/>
      <text:h text:style-name="P1" text:outline-level="3">Points abordés:</text:h>
      <text:list xml:id="list759676218" text:style-name="L1">
        <text:list-item>
          <text:p text:style-name="P11">Définition d’une faille XSS.</text:p>
        </text:list-item>
        <text:list-item>
          <text:p text:style-name="P11">Description de la plateforme en général, avec un côté pentester et un aspect défense.</text:p>
        </text:list-item>
        <text:list-item>
          <text:p text:style-name="P11">Choix des langages de développement pour le back-end, le front-end et la base de données.</text:p>
        </text:list-item>
        <text:list-item>
          <text:p text:style-name="P11">Deux options envisagées:</text:p>
          <text:list>
            <text:list-item>
              <text:p text:style-name="P11">Développement du front-end en Vue3.js, et développement du back-end avec json-server.</text:p>
            </text:list-item>
            <text:list-item>
              <text:p text:style-name="P11">Développement du front-end en Vue3.js et développement du back-end avec un serveur Flask python et une base de données MySQL.</text:p>
            </text:list-item>
          </text:list>
        </text:list-item>
        <text:list-item>
          <text:p text:style-name="P11">Démonstration du dépôt GitHub contenant pour le moment les conteneurs Docker liés au serveur, à la base de données et au client.</text:p>
        </text:list-item>
      </text:list>
      <text:p text:style-name="P6"/>
      <text:h text:style-name="P1" text:outline-level="3">Commentaires / remarques:</text:h>
      <text:list xml:id="list590707467" text:style-name="L2">
        <text:list-item>
          <text:p text:style-name="P12">La plateforme doit avoir un aspect de défense et d’attaque à caractère évolutif.</text:p>
        </text:list-item>
        <text:list-item>
          <text:p text:style-name="P12">Il est préférable de développer une application avec un back-end en python et une base de données type MySQL.</text:p>
        </text:list-item>
        <text:list-item>
          <text:p text:style-name="P12">Validation de la structure du dépôt git (Dockers + rédaction du rapport avec Overleaf).</text:p>
        </text:list-item>
      </text:list>
      <text:p text:style-name="P6"/>
      <text:h text:style-name="P1" text:outline-level="3"><text:soft-page-break/>Objectif pour la prochaine réunion:</text:h>
      <text:p text:style-name="P9">Avoir idéalement terminé le développement de la plateforme vulnérable. 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5:57:18.713000000</meta:creation-date>
    <dc:date>2021-10-12T15:58:21.191000000</dc:date>
    <meta:editing-duration>PT1M2S</meta:editing-duration>
    <meta:editing-cycles>1</meta:editing-cycles>
    <meta:document-statistic meta:table-count="0" meta:image-count="0" meta:object-count="0" meta:page-count="2" meta:paragraph-count="21" meta:word-count="212" meta:character-count="1325" meta:non-whitespace-character-count="1132"/>
    <meta:generator>LibreOffice/7.1.2.2$Windows_X86_64 LibreOffice_project/8a45595d069ef5570103caea1b71cc9d82b2aae4</meta:generator>
  </office:meta>
</office:document-meta>
</file>